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B000000384FF421FE0EB5DDD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subtitle">
      <style:graphic-properties draw:fill-color="#ffffff" fo:min-height="16.255cm"/>
    </style:style>
    <style:style style:name="pr4" style:family="presentation" style:parent-style-name="KubuntuKurinwas-notes">
      <style:graphic-properties draw:fill-color="#ffffff" fo:min-height="12.572cm"/>
    </style:style>
    <style:style style:name="pr5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.3cm" fo:text-align="center" fo:text-indent="-0.6cm"/>
      <style:text-properties fo:color="#ffffff" style:text-outline="false" style:text-line-through-style="none" style:text-line-through-type="none" style:font-name="Nimbus Sans L" fo:font-size="40pt" fo:font-style="normal" fo:text-shadow="none" style:text-underline-style="none" fo:font-weight="bold" style:letter-kerning="true" style:font-name-asian="AR PL ShanHeiSun Uni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Resilience Patterns For Newbies</text:span></text:p>
            <text:p text:style-name="P1"><text:span text:style-name="T2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Resili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Partial fail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Client Side Patter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..just RET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1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temporary network problems</text:span></text:p>
            <text:p text:style-name="P6"><text:span text:style-name="T7">- temporary internal errors of target</text:span></text:p>
            <text:p text:style-name="P6"><text:span text:style-name="T7">- temporary big loads on targe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TIMEOUT mayb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1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always needed</text:span></text:p>
            <text:p text:style-name="P6"><text:span text:style-name="T7">- high/big enough</text:span></text:p>
            <text:p text:style-name="P6"><text:span text:style-name="T7">- not as trivial as you thin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sometimes </text:span><text:span text:style-name="T8">FALLB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1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not always possible</text:span></text:p>
            <text:p text:style-name="P6"><text:span text:style-name="T7">- good if default is sufficient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switch the</text:span></text:p>
            <text:p><text:span text:style-name="T6">CIRCUIT BREA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5" draw:text-style-name="P7" draw:layer="layout" svg:width="25.199cm" svg:height="16.255cm" svg:x="1.4cm" svg:y="0.837cm" presentation:class="subtitle">
          <draw:text-box>
            <text:p text:style-name="P6"><text:span text:style-name="T7">- closed</text:span></text:p>
            <text:p text:style-name="P6"><text:span text:style-name="T7">- opened</text:span></text:p>
            <text:p text:style-name="P6"><text:span text:style-name="T7">- hal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sky is the limit, but in some case</text:span></text:p>
            <text:p><text:span text:style-name="T6">RATE LIMI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don’t drown, you have a</text:span></text:p>
            <text:p><text:span text:style-name="T6">BULKH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and some cod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What else can I do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6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office:forms form:automatic-focus="false" form:apply-design-mode="false"/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113</meta:editing-cycles>
    <meta:editing-duration>PT6H44M30S</meta:editing-duration>
    <dc:date>2020-01-29T08:56:59.311292949</dc:date>
    <meta:document-statistic meta:object-count="88"/>
    <meta:user-defined meta:name="Info 1"/>
    <meta:user-defined meta:name="Info 2"/>
    <meta:user-defined meta:name="Info 3"/>
    <meta:user-defined meta:name="Info 4"/>
  </office:meta>
</office:document-meta>
</file>